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A16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A1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A1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A7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A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A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A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A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A2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A12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A0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A10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A11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A9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A8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A13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A1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10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M36S</meta:editing-duration>
    <meta:editing-cycles>3</meta:editing-cycles>
    <meta:generator>LibreOffice/3.3$Win32 LibreOffice_project/330m19$Build-301</meta:generator>
    <dc:date>2012-05-24T10:36:42.68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